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2cm"/>
    </style:style>
    <style:style style:name="co3" style:family="table-column">
      <style:table-column-properties fo:break-before="auto" style:column-width="4.52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3">
          <table:table-cell table:number-columns-repeated="2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4" office:value-type="string">
            <text:p><text:a xlink:href="python://get_fiscalyear_text(data['form'])">python://get_fiscalyear_text(data['form'])</text:a></text:p>
          </table:table-cell>
          <table:table-cell table:style-name="ce4" office:value-type="string">
            <text:p><text:a xlink:href="python://second_fiscalyear(data['form'])">python://second_fiscalyear(data['form'])</text:a></text:p>
          </table:table-cell>
          <table:table-cell table:style-name="ce1" office:value-type="string">
            <text:p><text:a xlink:href="python://third_fiscalyear(data['form'])">python://third_fiscalyear(data['form'])</text:a></text:p>
          </table:table-cell>
        </table:table-row>
        <table:table-row table:style-name="ro2">
          <table:table-cell office:value-type="string">
            <text:p><text:a xlink:href="python://for%20each=%22a%20in%20%20comp_1_line(data['form'])%22">python://for each="a in  comp_1_line(data['form'])"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/>
          <table:table-cell table:style-name="ce4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style-name="ce4" office:value-type="string">
            <text:p><text:a xlink:href="python://(a['total']==True)%20and%20formatLang(a['compr0_balance']%20and%20a['compr0_balance']%20*%20a.get('change_sign')%20or%200.0,%20digits=2,%20grouping=True)%20or%20''">python://(a['total']==True) and formatLang(a['compr0_balance'] and a['compr0_balance'] * a.get('change_sign') or 0.0, digits=2, grouping=True) or ''</text:a></text:p>
          </table:table-cell>
          <table:table-cell table:style-name="ce4" office:value-type="string">
            <text:p><text:a xlink:href="python://(a['total']==True)%20and%20formatLang(a['compr1_balance']%20and%20a['compr1_balance']%20*%20a.get('change_sign')%20or%200.0,%20digits=2,%20grouping=True)%20or%20''">python://(a['total']==True) and formatLang(a['compr1_balance'] and a['compr1_balance'] * a.get('change_sign') or 0.0, digits=2, grouping=True) or ''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3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3"/>
          <table:table-cell table:style-name="ce5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style-name="ce5" office:value-type="string">
            <text:p><text:a xlink:href="python://(a['total']==True)%20and%20formatLang(a['compr0_balance']%20and%20a['compr0_balance']%20*%20a.get('change_sign')%20or%200.0,%20digits=2,%20grouping=True)%20or%20''">python://(a['total']==True) and formatLang(a['compr0_balance'] and a['compr0_balance'] * a.get('change_sign') or 0.0, digits=2, grouping=True) or ''</text:a></text:p>
          </table:table-cell>
          <table:table-cell table:style-name="ce5" office:value-type="string">
            <text:p><text:a xlink:href="python://(a['total']==True)%20and%20formatLang(a['compr1_balance']%20and%20a['compr1_balance']%20*%20a.get('change_sign')%20or%200.0,%20digits=2,%20grouping=True)%20or%20''">python://(a['total']==True) and formatLang(a['compr1_balance'] and a['compr1_balance'] * a.get('change_sign') or 0.0, digits=2, grouping=True) or ''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3"/>
          <table:table-cell table:style-name="ce4" office:value-type="string">
            <text:p><text:a xlink:href="python://(a['total']==True)%20and%20formatLang(a['balance']%20and%20a['balance']%20*%20a.get('change_sign')%20or%200.0,%20digits=2,%20grouping=True)%20or%20''">python://(a['total']==True) and formatLang(a['balance'] and a['balance'] * a.get('change_sign') or 0.0, digits=2, grouping=True) or ''</text:a></text:p>
          </table:table-cell>
          <table:table-cell table:style-name="ce4" office:value-type="string">
            <text:p><text:a xlink:href="python://(a['total']==True)%20and%20formatLang(a['compr0_balance']%20and%20a['compr0_balance']%20*%20a.get('change_sign')%20or%200.0,%20digits=2,%20grouping=True)%20or%20''">python://(a['total']==True) and formatLang(a['compr0_balance'] and a['compr0_balance'] * a.get('change_sign') or 0.0, digits=2, grouping=True) or ''</text:a></text:p>
          </table:table-cell>
          <table:table-cell table:style-name="ce4" office:value-type="string">
            <text:p><text:a xlink:href="python://(a['total']==True)%20and%20formatLang(a['compr1_balance']%20and%20a['compr1_balance']%20*%20a.get('change_sign')%20or%200.0,%20digits=2,%20grouping=True)%20or%20''">python://(a['total']==True) and formatLang(a['compr1_balance'] and a['compr1_balance'] * a.get('change_sign') or 0.0, digits=2, grouping=True) or ''</text:a></text:p>
          </table:table-cell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20/09/2013</text:date>, <text:time>11:2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2T17:50:38</meta:creation-date>
    <dc:date>2013-09-20T11:21:56</dc:date>
    <dc:creator>serpent02 </dc:creator>
    <meta:editing-duration>PT1H38M2S</meta:editing-duration>
    <meta:editing-cycles>8</meta:editing-cycles>
    <meta:generator>LibreOffice/3.4$Linux LibreOffice_project/340m1$Build-502</meta:generator>
    <meta:document-statistic meta:table-count="3" meta:cell-count="28" meta:object-count="0"/>
  </office:meta>
</office:document-meta>
</file>